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102cm" draw:marker-start-width="0.356cm" draw:marker-end="" draw:marker-end-width="0.61cm" draw:fill="none" draw:textarea-vertical-align="middle" fo:padding-top="0.125cm" fo:padding-bottom="0.125cm" fo:padding-left="0.25cm" fo:padding-right="0.25cm" loext:decorative="false"/>
    </style:style>
    <style:style style:name="gr3" style:family="graphic" style:parent-style-name="objectwithoutfill">
      <style:graphic-properties svg:stroke-width="0.102cm" svg:stroke-color="#e8412c" draw:marker-start-width="0.356cm" draw:marker-end="" draw:marker-end-width="0.61cm" draw:fill="solid" draw:fill-color="#ff0000" draw:textarea-vertical-align="middle" fo:padding-top="0.125cm" fo:padding-bottom="0.125cm" fo:padding-left="0.25cm" fo:padding-right="0.2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withoutfill">
      <style:graphic-properties draw:marker-end-width="0.406cm" draw:fill="none" draw:textarea-vertical-align="middle" loext:decorative="false"/>
    </style:style>
    <style:style style:name="gr6" style:family="graphic" style:parent-style-name="objectwithoutfill">
      <style:graphic-properties draw:stroke="dash" draw:stroke-dash="Dashed_20__28_var_29_" svg:stroke-color="#e02d8a" draw:marker-end-width="0.406cm" draw:fill="none" draw:textarea-vertical-align="middle" loext:decorative="false"/>
    </style:style>
    <style:style style:name="gr7" style:family="graphic" style:parent-style-name="objectwithoutfill">
      <style:graphic-properties svg:stroke-color="#6ab023" draw:marker-end="" draw:marker-end-width="0.406cm" draw:fill="none" draw:textarea-vertical-align="middle" loext:decorative="false"/>
    </style:style>
    <style:style style:name="gr8" style:family="graphic" style:parent-style-name="objectwithoutfill">
      <style:graphic-properties svg:stroke-color="#6ab023" draw:marker-end-width="0.406cm" draw:fill="none" draw:textarea-vertical-align="middle" loext:decorative="false"/>
    </style:style>
    <style:style style:name="gr9" style:family="graphic" style:parent-style-name="objectwithoutfill">
      <style:graphic-properties draw:marker-end="" draw:marker-end-width="0.406cm" draw:fill="none" draw:textarea-vertical-align="middle" loext:decorative="false"/>
    </style:style>
    <style:style style:name="gr10" style:family="graphic" style:parent-style-name="standard">
      <style:graphic-properties svg:stroke-width="0.051cm" svg:stroke-color="#6ab023" draw:marker-start-width="0.279cm" draw:marker-end-width="0.279cm" draw:fill="solid" draw:fill-color="#eeeeee" loext:fill-use-slide-background="false" draw:textarea-horizontal-align="justify" draw:textarea-vertical-align="middle" draw:auto-grow-height="false" fo:min-height="2.215cm" fo:min-width="7.256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6ab023" draw:marker-start-width="0.279cm" draw:marker-end-width="0.279cm" draw:fill="solid" draw:fill-color="#eeeeee" loext:fill-use-slide-background="false" draw:textarea-horizontal-align="justify" draw:textarea-vertical-align="middle" draw:auto-grow-height="false" fo:min-height="2.165cm" fo:min-width="7.206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6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73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ed_20__28_var_29_" svg:stroke-color="#e02d8a" draw:marker-end="" draw:marker-end-width="0.406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19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paragraph-properties fo:text-align="center"/>
      <style:text-properties fo:font-size="21pt" style:font-size-asian="21pt" style:font-size-complex="21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="solid" draw:fill-color="#eeeee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ab023" loext:opacity="100%" fo:font-size="16pt" style:font-size-asian="16pt" style:font-size-complex="16pt"/>
    </style:style>
    <style:style style:name="T3" style:family="text">
      <style:text-properties fo:color="#e02d8a" loext:opacity="100%"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05cm" svg:y1="7.06cm" svg:x2="34.62cm" svg:y2="7.06cm">
          <text:p/>
        </draw:line>
        <draw:line draw:style-name="gr2" draw:text-style-name="P1" draw:layer="layout" svg:x1="29.02cm" svg:y1="6.743cm" svg:x2="29.02cm" svg:y2="7.378cm">
          <text:p/>
        </draw:line>
        <draw:line draw:style-name="gr2" draw:text-style-name="P1" draw:layer="layout" svg:x1="26.596cm" svg:y1="6.743cm" svg:x2="26.596cm" svg:y2="7.378cm">
          <text:p/>
        </draw:line>
        <draw:line draw:style-name="gr2" draw:text-style-name="P1" draw:layer="layout" svg:x1="24.171cm" svg:y1="6.743cm" svg:x2="24.171cm" svg:y2="7.378cm">
          <text:p/>
        </draw:line>
        <draw:line draw:style-name="gr2" draw:text-style-name="P1" draw:layer="layout" svg:x1="21.747cm" svg:y1="6.743cm" svg:x2="21.747cm" svg:y2="7.378cm">
          <text:p/>
        </draw:line>
        <draw:line draw:style-name="gr3" draw:text-style-name="P2" draw:layer="layout" svg:x1="19.322cm" svg:y1="6.743cm" svg:x2="19.322cm" svg:y2="7.378cm">
          <text:p/>
        </draw:line>
        <draw:line draw:style-name="gr2" draw:text-style-name="P1" draw:layer="layout" svg:x1="16.898cm" svg:y1="6.743cm" svg:x2="16.898cm" svg:y2="7.378cm">
          <text:p/>
        </draw:line>
        <draw:line draw:style-name="gr2" draw:text-style-name="P1" draw:layer="layout" svg:x1="14.473cm" svg:y1="6.743cm" svg:x2="14.473cm" svg:y2="7.378cm">
          <text:p/>
        </draw:line>
        <draw:line draw:style-name="gr2" draw:text-style-name="P1" draw:layer="layout" svg:x1="12.049cm" svg:y1="6.743cm" svg:x2="12.049cm" svg:y2="7.378cm">
          <text:p/>
        </draw:line>
        <draw:line draw:style-name="gr2" draw:text-style-name="P1" draw:layer="layout" svg:x1="9.624cm" svg:y1="6.743cm" svg:x2="9.624cm" svg:y2="7.378cm">
          <text:p/>
        </draw:line>
        <draw:line draw:style-name="gr2" draw:text-style-name="P1" draw:layer="layout" svg:x1="7.2cm" svg:y1="6.743cm" svg:x2="7.2cm" svg:y2="7.378cm">
          <text:p/>
        </draw:line>
        <draw:line draw:style-name="gr2" draw:text-style-name="P1" draw:layer="layout" svg:x1="4.775cm" svg:y1="6.743cm" svg:x2="4.775cm" svg:y2="7.378cm">
          <text:p/>
        </draw:line>
        <draw:line draw:style-name="gr2" draw:text-style-name="P1" draw:layer="layout" svg:x1="31.445cm" svg:y1="6.743cm" svg:x2="31.445cm" svg:y2="7.378cm">
          <text:p/>
        </draw:line>
        <draw:frame draw:style-name="gr4" draw:text-style-name="P3" draw:layer="layout" svg:width="0.623cm" svg:height="1.016cm" svg:x="19.169cm" svg:y="7.4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1.194cm" svg:height="1.016cm" svg:x="16.84cm" svg:y="7.4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1.188cm" svg:height="1.016cm" svg:x="14.3cm" svg:y="7.4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1.193cm" svg:height="1.016cm" svg:x="11.889cm" svg:y="7.4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1.129cm" svg:height="1.016cm" svg:x="21.57cm" svg:y="7.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5" draw:text-style-name="P1" draw:layer="layout" svg:width="2.205cm" svg:height="1.996cm" draw:transform="skewX (0.00802851455917399) rotate (0.952949771588904) translate (12.0095281439698cm 6.671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9) rotate (0.952949771588904) translate (9.63052814396983cm 6.694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5) rotate (0.952949771588904) translate (7.15152814396983cm 6.717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4) rotate (0.952949771588904) translate (4.77252814396983cm 6.740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5) rotate (0.952949771588904) translate (14.5305281439698cm 6.694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) rotate (0.952949771588904) translate (16.9515281439698cm 6.717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) rotate (0.952949771588904) translate (19.3725281439698cm 6.740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9) rotate (0.952949771588904) translate (21.7935281439698cm 6.763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) rotate (0.952949771588904) translate (24.2145281439698cm 6.686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8) rotate (0.952949771588904) translate (26.6355281439698cm 6.70914268735cm)" svg:viewBox="0 0 2206 1997" svg:d="M0 0c3865 1 1475 1904 1475 1904l-69 93">
          <text:p/>
        </draw:path>
        <draw:path draw:style-name="gr5" draw:text-style-name="P1" draw:layer="layout" svg:width="2.205cm" svg:height="1.996cm" draw:transform="skewX (0.0080285145591739) rotate (0.952949771588904) translate (29.0565281439698cm 6.73214268735cm)" svg:viewBox="0 0 2206 1997" svg:d="M0 0c3865 1 1475 1904 1475 1904l-69 93">
          <text:p/>
        </draw:path>
        <draw:line draw:style-name="gr1" draw:text-style-name="P1" draw:layer="layout" svg:x1="3.455cm" svg:y1="15.91cm" svg:x2="34.57cm" svg:y2="15.91cm">
          <text:p/>
        </draw:line>
        <draw:line draw:style-name="gr2" draw:text-style-name="P1" draw:layer="layout" svg:x1="28.97cm" svg:y1="15.593cm" svg:x2="28.97cm" svg:y2="16.228cm">
          <text:p/>
        </draw:line>
        <draw:line draw:style-name="gr2" draw:text-style-name="P1" draw:layer="layout" svg:x1="26.546cm" svg:y1="15.593cm" svg:x2="26.546cm" svg:y2="16.228cm">
          <text:p/>
        </draw:line>
        <draw:line draw:style-name="gr2" draw:text-style-name="P1" draw:layer="layout" svg:x1="24.121cm" svg:y1="15.593cm" svg:x2="24.121cm" svg:y2="16.228cm">
          <text:p/>
        </draw:line>
        <draw:line draw:style-name="gr2" draw:text-style-name="P1" draw:layer="layout" svg:x1="21.697cm" svg:y1="15.593cm" svg:x2="21.697cm" svg:y2="16.228cm">
          <text:p/>
        </draw:line>
        <draw:line draw:style-name="gr3" draw:text-style-name="P2" draw:layer="layout" svg:x1="19.272cm" svg:y1="15.593cm" svg:x2="19.272cm" svg:y2="16.228cm">
          <text:p/>
        </draw:line>
        <draw:line draw:style-name="gr2" draw:text-style-name="P1" draw:layer="layout" svg:x1="16.848cm" svg:y1="15.593cm" svg:x2="16.848cm" svg:y2="16.228cm">
          <text:p/>
        </draw:line>
        <draw:line draw:style-name="gr2" draw:text-style-name="P1" draw:layer="layout" svg:x1="14.423cm" svg:y1="15.593cm" svg:x2="14.423cm" svg:y2="16.228cm">
          <text:p/>
        </draw:line>
        <draw:line draw:style-name="gr2" draw:text-style-name="P1" draw:layer="layout" svg:x1="11.999cm" svg:y1="15.593cm" svg:x2="11.999cm" svg:y2="16.228cm">
          <text:p/>
        </draw:line>
        <draw:line draw:style-name="gr2" draw:text-style-name="P1" draw:layer="layout" svg:x1="9.574cm" svg:y1="15.593cm" svg:x2="9.574cm" svg:y2="16.228cm">
          <text:p/>
        </draw:line>
        <draw:line draw:style-name="gr2" draw:text-style-name="P1" draw:layer="layout" svg:x1="7.15cm" svg:y1="15.593cm" svg:x2="7.15cm" svg:y2="16.228cm">
          <text:p/>
        </draw:line>
        <draw:line draw:style-name="gr2" draw:text-style-name="P1" draw:layer="layout" svg:x1="4.725cm" svg:y1="15.593cm" svg:x2="4.725cm" svg:y2="16.228cm">
          <text:p/>
        </draw:line>
        <draw:line draw:style-name="gr2" draw:text-style-name="P1" draw:layer="layout" svg:x1="31.395cm" svg:y1="15.593cm" svg:x2="31.395cm" svg:y2="16.228cm">
          <text:p/>
        </draw:line>
        <draw:path draw:style-name="gr6" draw:text-style-name="P1" draw:layer="layout" svg:width="1.656cm" svg:height="1.559cm" draw:transform="skewX (-0.479441945522842) rotate (0.690103186238558) translate (14.4245281439698cm 15.6615154757596cm)" svg:viewBox="0 0 1657 1560" svg:d="M0 0c2904 1 1108 1487 1108 1487l-51 73">
          <text:p/>
        </draw:path>
        <draw:path draw:style-name="gr7" draw:text-style-name="P1" draw:layer="layout" svg:width="4.655cm" svg:height="3.816cm" draw:transform="skewX (0.226369203983665) rotate (1.05784405963376) translate (14.8610698649595cm 15.0541685378008cm)" svg:viewBox="0 0 4656 3817" svg:d="M0 0c8159 1 3113 3640 3113 3640l-146 177">
          <text:p/>
        </draw:path>
        <draw:path draw:style-name="gr6" draw:text-style-name="P1" draw:layer="layout" svg:width="1.656cm" svg:height="1.559cm" draw:transform="skewX (-0.479441945522842) rotate (0.690103186238558) translate (11.9635281439698cm 15.6615154757596cm)" svg:viewBox="0 0 1657 1560" svg:d="M0 0c2904 1 1108 1487 1108 1487l-51 73">
          <text:p/>
        </draw:path>
        <draw:path draw:style-name="gr7" draw:text-style-name="P1" draw:layer="layout" svg:width="6.436cm" svg:height="5.649cm" draw:transform="skewX (0.0876155284501154) rotate (0.992045146833577) translate (12.5081076562813cm 14.89967411801cm)" svg:viewBox="0 0 6437 5650" svg:d="M0 0c11280 1 4305 5389 4305 5389l-202 261">
          <text:p/>
        </draw:path>
        <draw:path draw:style-name="gr8" draw:text-style-name="P1" draw:layer="layout" svg:width="2.205cm" svg:height="1.996cm" draw:transform="skewX (0.00802851455917385) rotate (0.952949771588904) translate (16.8635281439698cm 15.62314268735cm)" svg:viewBox="0 0 2206 1997" svg:d="M0 0c3865 1 1475 1904 1475 1904l-69 93">
          <text:p/>
        </draw:path>
        <draw:line draw:style-name="gr1" draw:text-style-name="P1" draw:layer="layout" svg:x1="3.43cm" svg:y1="23.785cm" svg:x2="34.545cm" svg:y2="23.785cm">
          <text:p/>
        </draw:line>
        <draw:line draw:style-name="gr2" draw:text-style-name="P1" draw:layer="layout" svg:x1="28.945cm" svg:y1="23.468cm" svg:x2="28.945cm" svg:y2="24.103cm">
          <text:p/>
        </draw:line>
        <draw:line draw:style-name="gr2" draw:text-style-name="P1" draw:layer="layout" svg:x1="26.521cm" svg:y1="23.468cm" svg:x2="26.521cm" svg:y2="24.103cm">
          <text:p/>
        </draw:line>
        <draw:line draw:style-name="gr2" draw:text-style-name="P1" draw:layer="layout" svg:x1="24.096cm" svg:y1="23.468cm" svg:x2="24.096cm" svg:y2="24.103cm">
          <text:p/>
        </draw:line>
        <draw:line draw:style-name="gr2" draw:text-style-name="P1" draw:layer="layout" svg:x1="21.672cm" svg:y1="23.468cm" svg:x2="21.672cm" svg:y2="24.103cm">
          <text:p/>
        </draw:line>
        <draw:line draw:style-name="gr3" draw:text-style-name="P2" draw:layer="layout" svg:x1="19.247cm" svg:y1="23.468cm" svg:x2="19.247cm" svg:y2="24.103cm">
          <text:p/>
        </draw:line>
        <draw:line draw:style-name="gr2" draw:text-style-name="P1" draw:layer="layout" svg:x1="16.823cm" svg:y1="23.468cm" svg:x2="16.823cm" svg:y2="24.103cm">
          <text:p/>
        </draw:line>
        <draw:line draw:style-name="gr2" draw:text-style-name="P1" draw:layer="layout" svg:x1="14.398cm" svg:y1="23.468cm" svg:x2="14.398cm" svg:y2="24.103cm">
          <text:p/>
        </draw:line>
        <draw:line draw:style-name="gr2" draw:text-style-name="P1" draw:layer="layout" svg:x1="11.974cm" svg:y1="23.468cm" svg:x2="11.974cm" svg:y2="24.103cm">
          <text:p/>
        </draw:line>
        <draw:line draw:style-name="gr2" draw:text-style-name="P1" draw:layer="layout" svg:x1="9.549cm" svg:y1="23.468cm" svg:x2="9.549cm" svg:y2="24.103cm">
          <text:p/>
        </draw:line>
        <draw:line draw:style-name="gr2" draw:text-style-name="P1" draw:layer="layout" svg:x1="7.125cm" svg:y1="23.468cm" svg:x2="7.125cm" svg:y2="24.103cm">
          <text:p/>
        </draw:line>
        <draw:line draw:style-name="gr2" draw:text-style-name="P1" draw:layer="layout" svg:x1="4.7cm" svg:y1="23.468cm" svg:x2="4.7cm" svg:y2="24.103cm">
          <text:p/>
        </draw:line>
        <draw:line draw:style-name="gr2" draw:text-style-name="P1" draw:layer="layout" svg:x1="31.37cm" svg:y1="23.468cm" svg:x2="31.37cm" svg:y2="24.103cm">
          <text:p/>
        </draw:line>
        <draw:path draw:style-name="gr9" draw:text-style-name="P1" draw:layer="layout" svg:width="4.655cm" svg:height="3.816cm" draw:transform="skewX (0.226369203983665) rotate (1.05784405963376) translate (14.8360698649595cm 22.9291685378008cm)" svg:viewBox="0 0 4656 3817" svg:d="M0 0c8159 1 3113 3640 3113 3640l-146 177">
          <text:p/>
        </draw:path>
        <draw:path draw:style-name="gr9" draw:text-style-name="P1" draw:layer="layout" svg:width="6.436cm" svg:height="5.649cm" draw:transform="skewX (0.0876155284501154) rotate (0.992045146833577) translate (12.4831076562813cm 22.77467411801cm)" svg:viewBox="0 0 6437 5650" svg:d="M0 0c11280 1 4305 5389 4305 5389l-202 261">
          <text:p/>
        </draw:path>
        <draw:path draw:style-name="gr5" draw:text-style-name="P1" draw:layer="layout" svg:width="2.205cm" svg:height="1.996cm" draw:transform="skewX (0.00802851455917394) rotate (0.952949771588904) translate (16.8385281439698cm 23.49814268735cm)" svg:viewBox="0 0 2206 1997" svg:d="M0 0c3865 1 1475 1904 1475 1904l-69 93">
          <text:p/>
        </draw:path>
        <draw:custom-shape draw:style-name="gr10" draw:text-style-name="P5" draw:layer="layout" svg:width="8.376cm" svg:height="2.661cm" svg:x="20.468cm" svg:y="9.273cm">
          <text:p text:style-name="P4"><text:span text:style-name="T1">The observation at time t depends on both its </text:span><text:span text:style-name="T2">direct</text:span><text:span text:style-name="T1"> and </text:span><text:span text:style-name="T3">indirect</text:span><text:span text:style-name="T1"> predecessors.</text:span></text:p>
          <draw:enhanced-geometry svg:viewBox="0 0 21600 21600" draw:text-areas="800 800 20800 20800" draw:type="round-rectangular-callout" draw:modifiers="-1714.69499820938 43557.0247933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0.623cm" svg:height="1.016cm" svg:x="19.169cm" svg:y="16.1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1.194cm" svg:height="1.016cm" svg:x="16.84cm" svg:y="16.1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1.188cm" svg:height="1.016cm" svg:x="14.3cm" svg:y="16.1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1.193cm" svg:height="1.016cm" svg:x="11.889cm" svg:y="16.17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1.129cm" svg:height="1.016cm" svg:x="21.57cm" svg:y="16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623cm" svg:height="1.016cm" svg:x="19.169cm" svg:y="24.1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1.194cm" svg:height="1.016cm" svg:x="16.84cm" svg:y="24.1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1.188cm" svg:height="1.016cm" svg:x="14.3cm" svg:y="24.17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1.193cm" svg:height="1.016cm" svg:x="11.889cm" svg:y="24.17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1.129cm" svg:height="1.016cm" svg:x="21.57cm" svg:y="24.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1" draw:text-style-name="P5" draw:layer="layout" svg:width="8.376cm" svg:height="2.661cm" svg:x="20.604cm" svg:y="17.52cm">
          <text:p text:style-name="P4"><text:span text:style-name="T1">Direct influence of past observations, removing the indirect effects through intervening time points</text:span></text:p>
          <draw:enhanced-geometry svg:viewBox="0 0 21600 21600" draw:text-areas="800 800 20800 20800" draw:type="round-rectangular-callout" draw:modifiers="-1714.69499820938 43557.0247933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8.376cm" svg:height="2.661cm" svg:x="19.344cm" svg:y="1.787cm">
          <text:p text:style-name="P4"><text:span text:style-name="T1">Autocorrelation with lag=1:</text:span><text:span text:style-name="T1"><text:line-break/></text:span><text:span text:style-name="T1">each observation depends on previous observations</text:span></text:p>
          <draw:enhanced-geometry svg:viewBox="0 0 21600 21600" draw:text-areas="800 800 20800 20800" draw:type="round-rectangular-callout" draw:modifiers="451.235525844574 30290.3080390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16.093cm" svg:height="1.038cm" svg:x="1.796cm" svg:y="2.495cm">
          <draw:text-box>
            <text:p><text:span text:style-name="T4">A)</text:span><text:span text:style-name="T5"> Serial dependency of observations with lag = 1</text:span></text:p>
          </draw:text-box>
        </draw:frame>
        <draw:frame draw:style-name="gr13" draw:text-style-name="P6" draw:layer="layout" svg:width="14.421cm" svg:height="1.825cm" svg:x="1.6cm" svg:y="9.253cm">
          <draw:text-box>
            <text:p><text:span text:style-name="T4">B)</text:span><text:span text:style-name="T5"> Autocorrelation with lag = 1..3</text:span><text:span text:style-name="T5"><text:line-break/></text:span><text:span text:style-name="T5"> <text:s text:c="4"/>measures direct and indirect dependency</text:span></text:p>
          </draw:text-box>
        </draw:frame>
        <draw:path draw:style-name="gr6" draw:text-style-name="P1" draw:layer="layout" svg:width="1.656cm" svg:height="1.559cm" draw:transform="skewX (-0.479791011373241) rotate (0.690103186238558) translate (9.5845281439698cm 15.6750108486254cm)" svg:viewBox="0 0 1657 1560" svg:d="M0 0c2904 1 1108 1487 1108 1487l-52 73">
          <text:p/>
        </draw:path>
        <draw:path draw:style-name="gr6" draw:text-style-name="P1" draw:layer="layout" svg:width="1.645cm" svg:height="1.569cm" draw:transform="skewX (-0.476649418719651) rotate (0.69568823984494) translate (7.10535742607765cm 15.6885065798924cm)" svg:viewBox="0 0 1646 1570" svg:d="M0 0c2885 2 1100 1497 1100 1497l-52 73">
          <text:p/>
        </draw:path>
        <draw:path draw:style-name="gr6" draw:text-style-name="P1" draw:layer="layout" svg:width="1.646cm" svg:height="1.569cm" draw:transform="skewX (-0.475602221168455) rotate (0.695339173994541) translate (4.72435742607765cm 15.7020019527582cm)" svg:viewBox="0 0 1647 1570" svg:d="M0 0c2886 1 1102 1496 1102 1496l-51 74">
          <text:p/>
        </draw:path>
        <draw:path draw:style-name="gr14" draw:text-style-name="P1" draw:layer="layout" svg:width="1.809cm" svg:height="1.735cm" draw:transform="skewX (-0.307177948351002) rotate (0.787492558499842) translate (16.8455281439698cm 15.6661687622423cm)" svg:viewBox="0 0 1810 1736" svg:d="M0 0c3172 2 1211 1655 1211 1655l-57 81">
          <text:p/>
        </draw:path>
        <draw:frame draw:style-name="gr15" draw:text-style-name="P6" draw:layer="layout" svg:width="12.897cm" svg:height="1.825cm" svg:x="1.6cm" svg:y="17.872cm">
          <draw:text-box>
            <text:p><text:span text:style-name="T6">C)</text:span><text:span text:style-name="T7"> Partial autocorrelation with lag = 1..3</text:span><text:span text:style-name="T7"><text:line-break/></text:span><text:span text:style-name="T5"> <text:s text:c="4"/>measures only direct dependency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draw:marker-start-width="0.356cm" draw:marker-end="Arrow" draw:marker-end-width="0.6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2cm" fo:margin-bottom="0cm" fo:text-indent="0cm"/>
      <style:text-properties fo:font-size="45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9cm" fo:margin-bottom="0cm" fo:text-indent="0cm"/>
      <style:text-properties fo:font-size="3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6cm" fo:margin-bottom="0cm" fo:text-indent="0cm"/>
      <style:text-properties fo:font-size="32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4cm" fo:page-height="25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61cm" svg:x="1cm" svg:y="2.64cm"/>
      <draw:page-thumbnail draw:layer="backgroundobjects" svg:width="9.294cm" svg:height="6.561cm" svg:x="1cm" svg:y="10.688cm"/>
      <draw:page-thumbnail draw:layer="backgroundobjects" svg:width="9.294cm" svg:height="6.561cm" svg:x="1cm" svg:y="18.736cm"/>
      <draw:page-thumbnail draw:layer="backgroundobjects" svg:width="9.294cm" svg:height="6.561cm" svg:x="11.295cm" svg:y="2.64cm"/>
      <draw:page-thumbnail draw:layer="backgroundobjects" svg:width="9.294cm" svg:height="6.561cm" svg:x="11.295cm" svg:y="10.688cm"/>
      <draw:page-thumbnail draw:layer="backgroundobjects" svg:width="9.294cm" svg:height="6.561cm" svg:x="11.295cm" svg:y="18.73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759cm" svg:height="4.29cm" svg:x="1.82cm" svg:y="1.024cm" presentation:class="title" presentation:placeholder="true">
        <draw:text-box/>
      </draw:frame>
      <draw:frame presentation:style-name="Default-outline1" draw:layer="backgroundobjects" svg:width="32.759cm" svg:height="14.904cm" svg:x="1.82cm" svg:y="6.012cm" presentation:class="outline" presentation:placeholder="true">
        <draw:text-box/>
      </draw:frame>
      <draw:frame presentation:style-name="Mpr1" draw:text-style-name="MP2" draw:layer="backgroundobjects" svg:width="8.48cm" svg:height="1.77cm" svg:x="1.82cm" svg:y="23.4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538cm" svg:height="1.77cm" svg:x="12.448cm" svg:y="23.4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48cm" svg:height="1.77cm" svg:x="26.098cm" svg:y="23.4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11:56:29.452000000</meta:creation-date>
    <meta:editing-duration>PT1H8M50S</meta:editing-duration>
    <meta:editing-cycles>17</meta:editing-cycles>
    <meta:generator>LibreOffice/7.6.2.1$Windows_X86_64 LibreOffice_project/56f7684011345957bbf33a7ee678afaf4d2ba333</meta:generator>
    <meta:initial-creator>thpe</meta:initial-creator>
    <dc:date>2024-01-06T15:18:29.343000000</dc:date>
    <dc:creator>thpe</dc:creator>
    <meta:document-statistic meta:object-count="106"/>
  </office:meta>
</office:document-meta>
</file>

<file path=Object 1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 </annotation>
  </semantics>
</math>
</file>

<file path=Object 10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 </annotation>
  </semantics>
</math>
</file>

<file path=Object 11/content.xml><?xml version="1.0" encoding="utf-8"?>
<math xmlns="http://www.w3.org/1998/Math/MathML" display="block">
  <semantics>
    <msub>
      <mi>x</mi>
      <mi>t</mi>
    </msub>
    <annotation encoding="StarMath 5.0">x_{t} </annotation>
  </semantics>
</math>
</file>

<file path=Object 12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 </annotation>
  </semantics>
</math>
</file>

<file path=Object 13/content.xml><?xml version="1.0" encoding="utf-8"?>
<math xmlns="http://www.w3.org/1998/Math/MathML" display="block">
  <semantics>
    <msub>
      <mi>x</mi>
      <mrow>
        <mi>t</mi>
        <mo stretchy="false">−</mo>
        <mn>2</mn>
      </mrow>
    </msub>
    <annotation encoding="StarMath 5.0">x_{t-2} </annotation>
  </semantics>
</math>
</file>

<file path=Object 14/content.xml><?xml version="1.0" encoding="utf-8"?>
<math xmlns="http://www.w3.org/1998/Math/MathML" display="block">
  <semantics>
    <msub>
      <mi>x</mi>
      <mrow>
        <mi>t</mi>
        <mo stretchy="false">−</mo>
        <mn>3</mn>
      </mrow>
    </msub>
    <annotation encoding="StarMath 5.0">x_{t-
3} </annotation>
  </semantics>
</math>
</file>

<file path=Object 15/content.xml><?xml version="1.0" encoding="utf-8"?>
<math xmlns="http://www.w3.org/1998/Math/MathML" display="block">
  <semantics>
    <msub>
      <mi>x</mi>
      <mrow>
        <mi>t</mi>
        <mo stretchy="false">+</mo>
        <mn>1</mn>
      </mrow>
    </msub>
    <annotation encoding="StarMath 5.0">x_{t+1} </annotation>
  </semantics>
</math>
</file>

<file path=Object 2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 </annotation>
  </semantics>
</math>
</file>

<file path=Object 3/content.xml><?xml version="1.0" encoding="utf-8"?>
<math xmlns="http://www.w3.org/1998/Math/MathML" display="block">
  <semantics>
    <msub>
      <mi>x</mi>
      <mi>t</mi>
    </msub>
    <annotation encoding="StarMath 5.0">x_{t} </annotation>
  </semantics>
</math>
</file>

<file path=Object 4/content.xml><?xml version="1.0" encoding="utf-8"?>
<math xmlns="http://www.w3.org/1998/Math/MathML" display="block">
  <semantics>
    <msub>
      <mi>x</mi>
      <mrow>
        <mi>t</mi>
        <mo stretchy="false">−</mo>
        <mn>2</mn>
      </mrow>
    </msub>
    <annotation encoding="StarMath 5.0">x_{t-2} </annotation>
  </semantics>
</math>
</file>

<file path=Object 5/content.xml><?xml version="1.0" encoding="utf-8"?>
<math xmlns="http://www.w3.org/1998/Math/MathML" display="block">
  <semantics>
    <msub>
      <mi>x</mi>
      <mrow>
        <mi>t</mi>
        <mo stretchy="false">−</mo>
        <mn>3</mn>
      </mrow>
    </msub>
    <annotation encoding="StarMath 5.0">x_{t-
3} </annotation>
  </semantics>
</math>
</file>

<file path=Object 6/content.xml><?xml version="1.0" encoding="utf-8"?>
<math xmlns="http://www.w3.org/1998/Math/MathML" display="block">
  <semantics>
    <msub>
      <mi>x</mi>
      <mi>t</mi>
    </msub>
    <annotation encoding="StarMath 5.0">x_{t} </annotation>
  </semantics>
</math>
</file>

<file path=Object 7/content.xml><?xml version="1.0" encoding="utf-8"?>
<math xmlns="http://www.w3.org/1998/Math/MathML" display="block">
  <semantics>
    <msub>
      <mi>x</mi>
      <mrow>
        <mi>t</mi>
        <mo stretchy="false">−</mo>
        <mn>1</mn>
      </mrow>
    </msub>
    <annotation encoding="StarMath 5.0">x_{t-1} </annotation>
  </semantics>
</math>
</file>

<file path=Object 8/content.xml><?xml version="1.0" encoding="utf-8"?>
<math xmlns="http://www.w3.org/1998/Math/MathML" display="block">
  <semantics>
    <msub>
      <mi>x</mi>
      <mrow>
        <mi>t</mi>
        <mo stretchy="false">−</mo>
        <mn>2</mn>
      </mrow>
    </msub>
    <annotation encoding="StarMath 5.0">x_{t-2} </annotation>
  </semantics>
</math>
</file>

<file path=Object 9/content.xml><?xml version="1.0" encoding="utf-8"?>
<math xmlns="http://www.w3.org/1998/Math/MathML" display="block">
  <semantics>
    <msub>
      <mi>x</mi>
      <mrow>
        <mi>t</mi>
        <mo stretchy="false">−</mo>
        <mn>3</mn>
      </mrow>
    </msub>
    <annotation encoding="StarMath 5.0">x_{t-
3} </annotation>
  </semantics>
</math>
</file>